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9000001CC5A317DEE13F83DF8.png" manifest:media-type="image/png"/>
  <manifest:file-entry manifest:full-path="Pictures/10000000000002B40000023B98FE44355E9A087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P2" style:family="paragraph" style:parent-style-name="Standard">
      <style:text-properties officeooo:rsid="0001f714" officeooo:paragraph-rsid="0001f714"/>
    </style:style>
    <style:style style:name="T1" style:family="text">
      <style:text-properties officeooo:rsid="000a1a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– <text:span text:style-name="T1">710 – Emitir NF</text:span></text:p>
      <text:p text:style-name="P1"><draw:frame draw:style-name="fr1" draw:name="Figura1" text:anchor-type="paragraph" svg:width="17cm" svg:height="10.063cm" draw:z-index="0"><draw:image xlink:href="Pictures/1000000000000309000001CC5A317DEE13F83DF8.png" xlink:type="simple" xlink:show="embed" xlink:actuate="onLoad"/></draw:frame></text:p>
      <text:p text:style-name="P1"><draw:frame draw:style-name="fr1" draw:name="Figura2" text:anchor-type="paragraph" svg:width="17cm" svg:height="14.026cm" draw:z-index="1"><draw:image xlink:href="Pictures/10000000000002B40000023B98FE44355E9A0871.png" xlink:type="simple" xlink:show="embed" xlink:actuate="onLoad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4T09:10:48.916000000</dc:date>
    <meta:editing-duration>PT3H53M26S</meta:editing-duration>
    <meta:editing-cycles>8</meta:editing-cycles>
    <meta:generator>LibreOffice/5.1.4.2$Windows_x86 LibreOffice_project/f99d75f39f1c57ebdd7ffc5f42867c12031db97a</meta:generator>
    <meta:document-statistic meta:table-count="0" meta:image-count="2" meta:object-count="0" meta:page-count="2" meta:paragraph-count="1" meta:word-count="5" meta:character-count="27" meta:non-whitespace-character-count="21"/>
  </office:meta>
</office:document-meta>
</file>